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75" calcext:value-type="float">
            <text:p>275</text:p>
          </table:table-cell>
          <table:table-cell table:formula="of:=IF([.C3]&lt;35;35-[.C3];0)" office:value-type="float" office:value="8" calcext:value-type="float">
            <text:p>8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SUM([.C5:.H5])" office:value-type="float" office:value="223" calcext:value-type="float">
            <text:p>223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1" calcext:value-type="float">
            <text:p>1</text:p>
          </table:table-cell>
          <table:table-cell table:formula="of:=IF([.E5]&lt;35;35-[.E5];0)" office:value-type="float" office:value="1" calcext:value-type="float">
            <text:p>1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1" calcext:value-type="float">
            <text:p>1</text:p>
          </table:table-cell>
          <table:table-cell table:formula="of:=IF([.H5]&lt;35;35-[.H5]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15" calcext:value-type="float">
            <text:p>315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2" calcext:value-type="float">
            <text:p>2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1" calcext:value-type="float">
            <text:p>331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1" calcext:value-type="float">
            <text:p>1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SUM([.C11];[.H11])" office:value-type="float" office:value="65" calcext:value-type="float">
            <text:p>65</text:p>
          </table:table-cell>
          <table:table-cell table:formula="of:=IF([.C11]&lt;35;35-[.C11];0)" office:value-type="float" office:value="2" calcext:value-type="float">
            <text:p>2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1" calcext:value-type="float">
            <text:p>1</text:p>
          </table:table-cell>
          <table:table-cell table:formula="of:=IF([.H11]&lt;35;35-[.H11];0)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4">
          <table:table-cell table:style-name="Default" table:number-columns-repeated="16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20:26:06.164409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28T22:01:04.483047669</dc:date>
    <meta:editing-duration>PT2H12M18S</meta:editing-duration>
    <meta:editing-cycles>12</meta:editing-cycles>
    <meta:generator>LibreOffice/5.1.6.2$Linux_X86_64 LibreOffice_project/10m0$Build-2</meta:generator>
    <meta:document-statistic meta:table-count="1" meta:cell-count="168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